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Black" svg:font-family="Arial Black" style:font-family-generic="swiss" style:font-pitch="variable" svg:panose-1="2 11 10 4 2 1 2 2 2 4"/>
    <style:font-face style:name="Algerian" svg:font-family="Algerian" style:font-family-generic="decorative" style:font-pitch="variable" svg:panose-1="4 2 7 5 4 10 2 6 7 2"/>
  </office:font-face-decls>
  <office:automatic-styles>
    <style:style style:name="P1" style:parent-style-name="Sub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Arial Black"/>
    </style:style>
    <style:style style:name="T3" style:parent-style-name="DefaultParagraphFont" style:family="text">
      <style:text-properties style:font-name="Algerian" style:font-name-asian="Algerian" style:font-name-complex="Algerian" fo:font-size="16pt" style:font-size-asian="16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Algerian" style:font-name-asian="Algerian" style:font-name-complex="Algerian" fo:font-size="16pt" style:font-size-asian="16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2" style:parent-style-name="DefaultParagraphFont" style:family="text">
      <style:text-properties style:font-name="Algerian" style:font-name-asian="Algerian" style:font-name-complex="Algerian" fo:font-size="16pt" style:font-size-asian="16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4" style:parent-style-name="DefaultParagraphFont" style:family="text">
      <style:text-properties style:font-name-asian="Algerian" fo:font-size="16pt" style:font-size-asian="16pt" style:font-size-complex="16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style:font-name="Algerian" style:font-name-asian="Algerian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2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3" style:parent-style-name="DefaultParagraphFont" style:family="text">
      <style:text-properties style:font-name="Algerian" style:font-name-asian="Algerian" fo:font-size="16pt" style:font-size-asian="16pt" style:font-size-complex="16pt"/>
    </style:style>
    <style:style style:name="T3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38" style:parent-style-name="DefaultParagraphFont" style:family="text">
      <style:text-properties style:font-name="Arial Black" style:font-name-asian="Arial Black" style:font-name-complex="Arial Black" fo:font-weight="bold" style:font-weight-asian="bold"/>
    </style:style>
    <style:style style:name="T3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2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4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4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47" style:parent-style-name="Subtitle" style:family="paragraph">
      <style:text-properties style:font-name="Algerian" fo:font-size="16pt" style:font-size-asian="16pt" style:font-size-complex="16pt"/>
    </style:style>
    <style:style style:name="T48" style:parent-style-name="DefaultParagraphFont" style:family="text">
      <style:text-properties style:font-name="Algerian" style:font-name-asian="Algerian" fo:font-size="16pt" style:font-size-asian="16pt" style:font-size-complex="16pt"/>
    </style:style>
    <style:style style:name="T4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5" style:parent-style-name="DefaultParagraphFont" style:family="text">
      <style:text-properties style:font-name="Arial Black" style:font-name-asian="Arial Black" style:font-name-complex="Arial Black" fo:font-weight="bold" style:font-weight-asian="bold" fo:font-size="11pt" style:font-size-asian="11pt"/>
    </style:style>
    <style:style style:name="T5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59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6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3" style:parent-style-name="DefaultParagraphFont" style:family="text">
      <style:text-properties style:font-name="Algerian" style:font-name-asian="Algerian" fo:font-size="16pt" style:font-size-asian="16pt" style:font-size-complex="16pt"/>
    </style:style>
    <style:style style:name="T64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6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69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7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7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72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7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7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P75" style:parent-style-name="Subtitle" style:family="paragraph">
      <style:text-properties style:font-name="Algerian" fo:font-size="16pt" style:font-size-asian="16pt" style:font-size-complex="16pt"/>
    </style:style>
    <style:style style:name="T76" style:parent-style-name="DefaultParagraphFont" style:family="text">
      <style:text-properties style:font-name="Algerian" style:font-name-asian="Algerian" fo:font-size="16pt" style:font-size-asian="16pt" style:font-size-complex="16pt"/>
    </style:style>
    <style:style style:name="T7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7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7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1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8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5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8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88" style:parent-style-name="DefaultParagraphFont" style:family="text">
      <style:text-properties style:font-name="Algerian" style:font-name-asian="Algerian" fo:font-size="16pt" style:font-size-asian="16pt" style:font-size-complex="16pt"/>
    </style:style>
    <style:style style:name="T8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4" style:parent-style-name="DefaultParagraphFont" style:family="text">
      <style:text-properties style:font-name="Algerian" style:font-name-asian="Algerian" fo:font-size="16pt" style:font-size-asian="16pt" style:font-size-complex="16pt"/>
    </style:style>
    <style:style style:name="T9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6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9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00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01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02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03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04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05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06" style:parent-style-name="DefaultParagraphFont" style:family="text">
      <style:text-properties style:font-name="Algerian" style:font-name-asian="Algerian" fo:font-size="16pt" style:font-size-asian="16pt" style:font-size-complex="16pt"/>
    </style:style>
    <style:style style:name="T107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08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09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10" style:parent-style-name="DefaultParagraphFont" style:family="text">
      <style:text-properties style:font-name="Calibri" style:font-name-asian="Calibri" style:font-name-complex="Calibri" fo:font-size="11pt" style:font-size-asian="11pt"/>
    </style:style>
    <style:style style:name="T111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P112" style:parent-style-name="Subtitle" style:family="paragraph">
      <style:text-properties style:font-name="Calibri" style:font-name-asian="Calibri" style:font-name-complex="Calibri" fo:font-size="11pt" style:font-size-asian="11pt"/>
    </style:style>
    <style:style style:name="T113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14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15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16" style:parent-style-name="DefaultParagraphFont" style:family="text">
      <style:text-properties style:font-name="Calibri" style:font-name-asian="Calibri" style:font-name-complex="Calibri" fo:font-weight="bold" style:font-weight-asian="bold"/>
    </style:style>
    <style:style style:name="T117" style:parent-style-name="DefaultParagraphFont" style:family="text">
      <style:text-properties style:font-name="Calibri" style:font-name-asian="Calibri" style:font-name-complex="Calibri" fo:font-weight="bold" style:font-weight-asian="bold"/>
    </style:style>
  </office:automatic-styles>
  <office:body>
    <office:text text:use-soft-page-breaks="true">
      <text:p text:style-name="P1"><text:span text:style-name="T2">Pitch Deck Document for Furniture Website</text:span></text:p>
      <text:p text:style-name="Subtitle"/>
      <text:p text:style-name="Subtitle"><text:span text:style-name="T3">1.<text:s/></text:span><text:span text:style-name="T4">Introduction</text:span></text:p>
      <text:p text:style-name="Subtitle"><text:span text:style-name="T5">Business Name: "Avion"<text:s/></text:span></text:p>
      <text:p text:style-name="Subtitle"/>
      <text:p text:style-name="Subtitle"><text:span text:style-name="T6">Tagline: "Where Style Meets Comfort."</text:span></text:p>
      <text:p text:style-name="Subtitle"/>
      <text:p text:style-name="Subtitle"><text:span text:style-name="T7">Brief Description: FurnishEase is an online marketplace offering a wide<text:s/></text:span><text:span text:style-name="T8">range of premium furniture items, including sofas, lamps, chairs, tables, and more, designed to transform homes into stylish and comfortable spaces.</text:span></text:p>
      <text:p text:style-name="Subtitle"/>
      <text:p text:style-name="Subtitle"><text:span text:style-name="T9">Vision: "To become the go-to destination for affordable, stylish, and high-quality furniture."</text:span></text:p>
      <text:p text:style-name="Subtitle"/>
      <text:p text:style-name="Subtitle"><text:span text:style-name="T10">Mission: "</text:span><text:span text:style-name="T11">We aim to make furniture shopping seamless, affordable, and enjoyable for everyone."</text:span></text:p>
      <text:p text:style-name="Subtitle"/>
      <text:p text:style-name="Subtitle"><text:span text:style-name="T12">2. Problem Statement</text:span></text:p>
      <text:p text:style-name="Subtitle"><text:span text:style-name="T13">Current Challenges in Furniture Shopping:</text:span></text:p>
      <text:p text:style-name="Subtitle"/>
      <text:p text:style-name="Subtitle"><text:span text:style-name="T14">High prices at retail stores.</text:span></text:p>
      <text:p text:style-name="Subtitle"/>
      <text:p text:style-name="Subtitle"><text:span text:style-name="T15">Limited variety and designs in local markets.</text:span></text:p>
      <text:p text:style-name="Subtitle"/>
      <text:p text:style-name="Subtitle"><text:span text:style-name="T16">Difficulty in visualizing ho</text:span><text:span text:style-name="T17">w furniture will look in a space.</text:span></text:p>
      <text:p text:style-name="Subtitle"/>
      <text:soft-page-break/>
      <text:p text:style-name="Subtitle"><text:span text:style-name="T18">Long delivery times and poor customer service.</text:span></text:p>
      <text:p text:style-name="Subtitle"/>
      <text:p text:style-name="Subtitle"><text:span text:style-name="T19">Customer Pain Points:</text:span></text:p>
      <text:p text:style-name="Subtitle"/>
      <text:p text:style-name="Subtitle"><text:span text:style-name="T20">"I can’t find a sofa that fits my budget and style."</text:span></text:p>
      <text:p text:style-name="Subtitle"/>
      <text:p text:style-name="Subtitle"><text:span text:style-name="T21">"I don’t know if this table will match my living room theme."</text:span></text:p>
      <text:p text:style-name="Subtitle"/>
      <text:p text:style-name="Subtitle"><text:span text:style-name="T22">"Delivery takes too long, and I<text:s/></text:span><text:span text:style-name="T23">need furniture urgently."</text:span></text:p>
      <text:p text:style-name="Subtitle"/>
      <text:p text:style-name="Subtitle"><text:span text:style-name="T24">3.<text:s/></text:span><text:span text:style-name="T25">Solution</text:span></text:p>
      <text:p text:style-name="Subtitle"><text:span text:style-name="T26">FurnishEase Marketplace:</text:span></text:p>
      <text:p text:style-name="Subtitle"/>
      <text:p text:style-name="Subtitle"><text:span text:style-name="T27">A one-stop solution for all furniture needs (sofas, lamps, chairs, tables, etc.).</text:span></text:p>
      <text:p text:style-name="Subtitle"/>
      <text:p text:style-name="Subtitle"><text:span text:style-name="T28">Affordable pricing with premium quality.</text:span></text:p>
      <text:p text:style-name="Subtitle"/>
      <text:p text:style-name="Subtitle"><text:span text:style-name="T29">Augmented Reality (AR) Feature: Customers can visualize how furnit</text:span><text:span text:style-name="T30">ure will look in their space.</text:span></text:p>
      <text:p text:style-name="Subtitle"><text:span text:style-name="T31">Fast and reliable delivery across the country.</text:span></text:p>
      <text:p text:style-name="Subtitle"><text:span text:style-name="T32">Excellent customer support for a hassle-free experience.</text:span></text:p>
      <text:p text:style-name="Subtitle"/>
      <text:p text:style-name="Subtitle"><text:span text:style-name="T33">4. Market Opportunity</text:span></text:p>
      <text:p text:style-name="Subtitle"><text:span text:style-name="T34">Market Size:</text:span></text:p>
      <text:p text:style-name="Subtitle"><text:span text:style-name="T35">The global furniture market is expected to reach $800 billion by 2025.</text:span></text:p>
      <text:soft-page-break/>
      <text:p text:style-name="Subtitle"><text:span text:style-name="T36">Online furnitur</text:span><text:span text:style-name="T37">e sales are growing at a rate of 15% annually.</text:span></text:p>
      <text:p text:style-name="Subtitle"/>
      <text:p text:style-name="Subtitle"><text:span text:style-name="T38">Target Audience:</text:span></text:p>
      <text:p text:style-name="Subtitle"><text:span text:style-name="T39">Homeowners, renters, and interior designers.</text:span></text:p>
      <text:p text:style-name="Subtitle"><text:span text:style-name="T40">Age group: 25-45 years.</text:span></text:p>
      <text:p text:style-name="Subtitle"><text:span text:style-name="T41">Urban and semi-urban areas with rising disposable incomes.</text:span></text:p>
      <text:p text:style-name="Subtitle"/>
      <text:p text:style-name="Subtitle"><text:span text:style-name="T42">Competitive Advantage</text:span><text:span text:style-name="T43">:</text:span></text:p>
      <text:p text:style-name="Subtitle"/>
      <text:p text:style-name="Subtitle"><text:span text:style-name="T44">Wide variety of designs and styles.</text:span></text:p>
      <text:p text:style-name="Subtitle"><text:span text:style-name="T45">Affordable pricing compared to competitors.</text:span></text:p>
      <text:p text:style-name="Subtitle"><text:span text:style-name="T46">Unique AR feature for better customer experience.</text:span></text:p>
      <text:p text:style-name="P47"/>
      <text:p text:style-name="Subtitle"><text:span text:style-name="T48">5. Product</text:span></text:p>
      <text:p text:style-name="Subtitle"><text:span text:style-name="T49">Product Range:</text:span></text:p>
      <text:p text:style-name="Subtitle"><text:span text:style-name="T50">Sofas: Modern, classic, and customizable designs.</text:span></text:p>
      <text:p text:style-name="Subtitle"><text:span text:style-name="T51">Lamps: Stylish and functional lighting solutions.</text:span></text:p>
      <text:p text:style-name="Subtitle"><text:span text:style-name="T52">Chairs: Ergonomic and aesthetic opt</text:span><text:span text:style-name="T53">ions for homes and offices.</text:span></text:p>
      <text:p text:style-name="Subtitle"><text:span text:style-name="T54">Tables: Coffee tables, dining tables, and study tables.</text:span></text:p>
      <text:p text:style-name="Subtitle"/>
      <text:p text:style-name="Subtitle"><text:span text:style-name="T55">Key Features:</text:span></text:p>
      <text:p text:style-name="Subtitle"/>
      <text:p text:style-name="Subtitle"><text:span text:style-name="T56">User-friendly website and mobile app.</text:span></text:p>
      <text:p text:style-name="Subtitle"><text:span text:style-name="T57">AR-based "Try Before You Buy" feature.</text:span></text:p>
      <text:soft-page-break/>
      <text:p text:style-name="Subtitle"><text:span text:style-name="T58">Easy filtering by price, style, and category.</text:span></text:p>
      <text:p text:style-name="Subtitle"/>
      <text:p text:style-name="Subtitle"><text:span text:style-name="T59">Future Plans:</text:span></text:p>
      <text:p text:style-name="Subtitle"><text:span text:style-name="T60">Expand product ran</text:span><text:span text:style-name="T61">ge to include outdoor furniture.</text:span></text:p>
      <text:p text:style-name="Subtitle"><text:span text:style-name="T62">Introduce a subscription model for furniture rental.</text:span></text:p>
      <text:p text:style-name="Subtitle"/>
      <text:p text:style-name="Subtitle"><text:span text:style-name="T63">6. Business Model</text:span></text:p>
      <text:p text:style-name="Subtitle"><text:span text:style-name="T64">Revenue Streams:</text:span></text:p>
      <text:p text:style-name="Subtitle"><text:span text:style-name="T65">Direct sales of furniture items.</text:span></text:p>
      <text:p text:style-name="Subtitle"><text:span text:style-name="T66">Commission from third-party sellers on the platform.</text:span></text:p>
      <text:p text:style-name="Subtitle"><text:span text:style-name="T67">Premium membership for exclusive discounts and e</text:span><text:span text:style-name="T68">arly access to sales.</text:span></text:p>
      <text:p text:style-name="Subtitle"/>
      <text:p text:style-name="Subtitle"><text:span text:style-name="T69">Pricing Strategy:</text:span></text:p>
      <text:p text:style-name="Subtitle"/>
      <text:p text:style-name="Subtitle"><text:span text:style-name="T70">Competitive pricing with regular discounts and offers.</text:span></text:p>
      <text:p text:style-name="Subtitle"><text:span text:style-name="T71">EMI options for high-value items.</text:span></text:p>
      <text:p text:style-name="Subtitle"><text:span text:style-name="T72">Scalability:</text:span></text:p>
      <text:p text:style-name="Subtitle"><text:span text:style-name="T73">Expand to international markets.</text:span></text:p>
      <text:p text:style-name="Subtitle"><text:span text:style-name="T74">Partner with interior designers for curated collections.</text:span></text:p>
      <text:p text:style-name="P75"/>
      <text:p text:style-name="Subtitle"><text:span text:style-name="T76">7. Marketing Strategy</text:span></text:p>
      <text:p text:style-name="Subtitle"><text:span text:style-name="T77">Customer Acquisition:</text:span></text:p>
      <text:p text:style-name="Subtitle"><text:span text:style-name="T78">Social media campaigns on Instagram, Pinterest, and Facebook.</text:span></text:p>
      <text:soft-page-break/>
      <text:p text:style-name="Subtitle"><text:span text:style-name="T79">Collaborate with home decor influencers.</text:span></text:p>
      <text:p text:style-name="Subtitle"><text:span text:style-name="T80">Google Ads and SEO for organic traffic.</text:span></text:p>
      <text:p text:style-name="Subtitle"/>
      <text:p text:style-name="Subtitle"><text:span text:style-name="T81">Brand Building:</text:span></text:p>
      <text:p text:style-name="Subtitle"/>
      <text:p text:style-name="Subtitle"><text:span text:style-name="T82">Content marketing: Blog posts on home decor tips and trends.</text:span></text:p>
      <text:p text:style-name="Subtitle"><text:span text:style-name="T83">YouTube cha</text:span><text:span text:style-name="T84">nnel showcasing furniture styling ideas.</text:span></text:p>
      <text:p text:style-name="Subtitle"><text:span text:style-name="T85">Retention Strategies:</text:span></text:p>
      <text:p text:style-name="Subtitle"/>
      <text:p text:style-name="Subtitle"><text:span text:style-name="T86">Loyalty program for repeat customers.</text:span></text:p>
      <text:p text:style-name="Subtitle"><text:span text:style-name="T87">Personalized recommendations based on user preferences.</text:span></text:p>
      <text:p text:style-name="Subtitle"/>
      <text:p text:style-name="Subtitle"><text:span text:style-name="T88">8. Team</text:span></text:p>
      <text:p text:style-name="Subtitle"><text:span text:style-name="T89">Founder/CEO: [ARISHA SALEEM] – Experience in e-commerce and furniture industry.</text:span></text:p>
      <text:p text:style-name="Subtitle"/>
      <text:p text:style-name="Subtitle"><text:span text:style-name="T90">CTO: [AM</text:span><text:span text:style-name="T91">EEN ALAM] – Expertise in building scalable tech platforms.</text:span></text:p>
      <text:p text:style-name="Subtitle"/>
      <text:p text:style-name="Subtitle"><text:span text:style-name="T92">Head of Design: [AMEEN ALAM] – Interior designer with 10+ years of experience.</text:span></text:p>
      <text:p text:style-name="Subtitle"/>
      <text:p text:style-name="Subtitle"><text:span text:style-name="T93">Advisors: Industry experts in e-commerce and furniture retail.</text:span></text:p>
      <text:p text:style-name="Subtitle"/>
      <text:p text:style-name="Subtitle"><text:span text:style-name="T94">9. Financial Projections</text:span></text:p>
      <text:p text:style-name="Subtitle"><text:span text:style-name="T95">Revenue Forecast:</text:span></text:p>
      <text:soft-page-break/>
      <text:p text:style-name="Subtitle"><text:span text:style-name="T96">Year 1:<text:s/></text:span><text:span text:style-name="T97">$500,000</text:span></text:p>
      <text:p text:style-name="Subtitle"><text:span text:style-name="T98">Year 2: $1,200,000</text:span></text:p>
      <text:p text:style-name="Subtitle"><text:span text:style-name="T99">Year 3: $2,500,000</text:span></text:p>
      <text:p text:style-name="Subtitle"/>
      <text:p text:style-name="Subtitle"><text:span text:style-name="T100">Expenses:</text:span></text:p>
      <text:p text:style-name="Subtitle"/>
      <text:p text:style-name="Subtitle"><text:span text:style-name="T101">Technology development: $200,000</text:span></text:p>
      <text:p text:style-name="Subtitle"><text:span text:style-name="T102">Marketing: $150,000</text:span></text:p>
      <text:p text:style-name="Subtitle"><text:span text:style-name="T103">Operations: $100,000</text:span></text:p>
      <text:p text:style-name="Subtitle"><text:span text:style-name="T104">Funding Requirement:</text:span></text:p>
      <text:p text:style-name="Subtitle"><text:span text:style-name="T105">$500,000 for scaling operations and marketing.</text:span></text:p>
      <text:p text:style-name="Subtitle"/>
      <text:p text:style-name="Subtitle"><text:span text:style-name="T106">10. Call to Action</text:span></text:p>
      <text:p text:style-name="Subtitle"><text:span text:style-name="T107">Join Us:</text:span></text:p>
      <text:p text:style-name="Subtitle"><text:span text:style-name="T108">"We are seeking $500,000<text:s/></text:span><text:span text:style-name="T109">in funding to scale our operations and bring FurnishEase to every home."</text:span></text:p>
      <text:p text:style-name="Subtitle"><text:span text:style-name="T110">"Let’s revolutionize the way people shop for furniture. Contact us at [email] or [phone number] to schedule a meeting."</text:span></text:p>
      <text:p text:style-name="Subtitle"><text:span text:style-name="T111">Closing Statement:</text:span></text:p>
      <text:p text:style-name="P112">"Together, let’s create homes that inspire and comfort."</text:p>
      <text:p text:style-name="Subtitle"/>
      <text:p text:style-name="Subtitle"><text:span text:style-name="T113">Visuals to Include:</text:span></text:p>
      <text:p text:style-name="Subtitle"><text:span text:style-name="T114">Target Audience Breakdown</text:span></text:p>
      <text:p text:style-name="Subtitle"><text:span text:style-name="T115">- Age 25-35: 40%</text:span></text:p>
      <text:p text:style-name="Subtitle"><text:span text:style-name="T116">- Age 36-45: 35%</text:span></text:p>
      <text:soft-page-break/>
      <text:p text:style-name="Subtitle"><text:span text:style-name="T117">- Age 46+: 25%</text:span></text:p>
      <text:p text:style-name="Subtitle"/>
      <text:p text:style-name="Subtit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 Black" svg:font-family="Arial Black" style:font-family-generic="swiss" style:font-pitch="variable" svg:panose-1="2 11 10 4 2 1 2 2 2 4"/>
    <style:font-face style:name="Algerian" svg:font-family="Algerian" style:font-family-generic="decorative" style:font-pitch="variable" svg:panose-1="4 2 7 5 4 10 2 6 7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2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text-align="center" fo:margin-top="0.2222in" fo:margin-bottom="0.0555in" fo:line-height="100%"/>
      <style:text-properties style:font-name="Calibri Light" style:font-name-asian="Times New Roman" style:font-name-complex="Times New Roman" fo:color="#2E74B5" fo:font-size="20pt" style:font-size-asian="20pt" style:font-size-complex="20pt" fo:hyphenate="tru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text-align="center" fo:margin-top="0.1111in" fo:margin-bottom="0.0277in" fo:line-height="100%"/>
      <style:text-properties style:font-name="Calibri Light" style:font-name-asian="Times New Roman" style:font-name-complex="Times New Roman" fo:font-size="16pt" style:font-size-asian="16pt" style:font-size-complex="16pt" fo:hyphenate="tru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in" fo:line-height="100%"/>
      <style:text-properties style:font-name="Calibri Light" style:font-name-asian="Times New Roman" style:font-name-complex="Times New Roman" fo:font-size="16pt" style:font-size-asian="16pt" style:font-size-complex="16pt" fo:hyphenate="tru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 fo:hyphenate="tru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ize="14pt" style:font-size-asian="14pt" style:font-size-complex="14pt" fo:hyphenate="tru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 fo:hyphenate="tru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ize="12pt" style:font-size-asian="12pt" style:font-size-complex="12pt" fo:hyphenate="tru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 fo:hyphenate="tru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tru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font-size="16pt" style:font-size-asian="16pt" style:font-size-complex="16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5pt" style:font-size-asian="15pt" style:font-size-complex="15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ize="14pt" style:font-size-asian="14pt" style:font-size-complex="14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Heading9Char" style:display-name="Heading 9 Char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04040" fo:font-size="8pt" style:font-size-asian="8pt" style:font-size-complex="8pt" fo:hyphenate="true"/>
    </style:style>
    <style:style style:name="Title" style:display-name="Title" style:family="paragraph" style:parent-style-name="Normal" style:next-style-name="Normal">
      <style:paragraph-properties fo:border-top="0.0104in solid #A5A5A5" fo:border-left="none" fo:border-bottom="0.0104in solid #A5A5A5" fo:border-right="none" fo:padding-top="0.1111in" fo:padding-left="0in" fo:padding-bottom="0.1111in" fo:padding-right="0in" style:shadow="none" fo:text-align="center" fo:margin-bottom="0.2777in" fo:line-height="100%"/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 fo:hyphenate="tru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text-transform="uppercase" fo:color="#44546A" fo:letter-spacing="0.0208in" fo:font-size="36pt" style:font-size-asian="36pt" style:font-size-complex="36pt"/>
    </style:style>
    <style:style style:name="Subtitle" style:display-name="Subtitle" style:family="paragraph" style:parent-style-name="Normal" style:next-style-name="Normal">
      <style:paragraph-properties fo:text-align="center"/>
      <style:text-properties fo:color="#44546A" fo:font-size="14pt" style:font-size-asian="14pt" style:font-size-complex="14pt" fo:hyphenate="true"/>
    </style:style>
    <style:style style:name="SubtitleChar" style:display-name="Subtitle Char" style:family="text" style:parent-style-name="DefaultParagraphFont">
      <style:text-properties fo:color="#44546A" fo:font-size="14pt" style:font-size-asian="14pt" style:font-size-complex="14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000000"/>
    </style:style>
    <style:style style:name="NoSpacing" style:display-name="No Spacing" style:family="paragraph">
      <style:paragraph-properties fo:margin-bottom="0in" fo:line-height="100%"/>
      <style:text-properties fo:hyphenate="true"/>
    </style:style>
    <style:style style:name="Quote" style:display-name="Quote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7B7B7B" fo:font-size="12pt" style:font-size-asian="12pt" style:font-size-complex="12pt" fo:hyphenate="tru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7B7B7B" fo:font-size="12pt" style:font-size-asian="12pt" style:font-size-complex="12pt"/>
    </style:style>
    <style:style style:name="IntenseQuote" style:display-name="Intense Quote" style:family="paragraph" style:parent-style-name="Normal" style:next-style-name="Normal">
      <style:paragraph-properties fo:text-align="center" fo:margin-top="0.1111in" fo:line-height="115%" fo:margin-left="0.65in" fo:margin-right="0.65in">
        <style:tab-stops/>
      </style:paragraph-properties>
      <style:text-properties style:font-name="Calibri Light" style:font-name-asian="Times New Roman" style:font-name-complex="Times New Roman" fo:text-transform="uppercase" fo:color="#2E74B5" fo:font-size="14pt" style:font-size-asian="14pt" style:font-size-complex="14pt" fo:hyphenate="tru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text-transform="uppercase" fo:color="#2E74B5" fo:font-size="14pt" style:font-size-asian="14pt" style:font-size-complex="14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style:use-window-font-color="true"/>
    </style:style>
    <style:style style:name="SubtleReference" style:display-name="Subtle Reference" style:family="text" style:parent-style-name="DefaultParagraphFont">
      <style:text-properties fo:text-transform="none" fo:font-variant="small-caps" fo:color="#404040" fo:letter-spacing="normal" style:text-underline-type="single" style:text-underline-style="solid" style:text-underline-width="auto" style:text-underline-mode="continuous" style:text-underline-color="#7F7F7F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style:use-window-font-color="true" fo:letter-spacing="normal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text-transform="none" fo:font-variant="small-caps" fo:letter-spacing="normal"/>
    </style:style>
    <style:style style:name="TOCHeading" style:display-name="TOC Heading" style:family="paragraph" style:parent-style-name="Heading1" style:next-style-name="Normal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nejo Enterprise</meta:initial-creator>
    <dc:creator>REER GLOBAL</dc:creator>
    <meta:creation-date>2025-02-02T15:07:00Z</meta:creation-date>
    <dc:date>2025-02-02T15:07:00Z</dc:date>
    <meta:template xlink:href="Normal" xlink:type="simple"/>
    <meta:editing-cycles>2</meta:editing-cycles>
    <meta:editing-duration>PT240S</meta:editing-duration>
    <meta:document-statistic meta:page-count="7" meta:paragraph-count="8" meta:word-count="618" meta:character-count="4133" meta:row-count="29" meta:non-whitespace-character-count="3523"/>
  </office:meta>
</office:document-meta>
</file>